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6pt" officeooo:rsid="001d140b" officeooo:paragraph-rsid="001d140b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officeooo:rsid="001d140b" officeooo:paragraph-rsid="001d140b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4pt" officeooo:rsid="001d140b" officeooo:paragraph-rsid="0026a039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4pt" fo:font-style="normal" officeooo:rsid="001fa74d" officeooo:paragraph-rsid="001fa74d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4pt" fo:font-style="normal" officeooo:rsid="001fa74d" officeooo:paragraph-rsid="0020e25d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4pt" fo:font-style="normal" officeooo:rsid="00212658" officeooo:paragraph-rsid="00212658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4pt" fo:font-style="normal" officeooo:rsid="0021ddd4" officeooo:paragraph-rsid="0021ddd4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4pt" fo:font-style="normal" officeooo:rsid="0022a374" officeooo:paragraph-rsid="0022a374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fo:font-style="normal" officeooo:rsid="001d140b" officeooo:paragraph-rsid="0026a039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fo:font-style="normal" officeooo:rsid="00283c22" officeooo:paragraph-rsid="00283c22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4pt" fo:font-style="normal" officeooo:rsid="00299e4b" officeooo:paragraph-rsid="00299e4b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4pt" fo:font-style="normal" officeooo:rsid="002b1b81" officeooo:paragraph-rsid="002b1b81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4pt" fo:font-style="normal" officeooo:rsid="002bc016" officeooo:paragraph-rsid="002bc016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4pt" fo:font-style="normal" officeooo:rsid="002d1ada" officeooo:paragraph-rsid="002d1ada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4pt" fo:font-style="normal" officeooo:rsid="0032d623" officeooo:paragraph-rsid="0032d623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4pt" fo:font-style="normal" officeooo:rsid="0034896e" officeooo:paragraph-rsid="0034896e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4pt" fo:font-style="normal" officeooo:rsid="00355f56" officeooo:paragraph-rsid="00355f56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4pt" fo:font-style="normal" officeooo:rsid="0035a7f6" officeooo:paragraph-rsid="0035a7f6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4pt" fo:font-style="normal" officeooo:rsid="0036dc31" officeooo:paragraph-rsid="0036dc31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4pt" fo:font-style="normal" officeooo:rsid="00374bf0" officeooo:paragraph-rsid="00374bf0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4pt" fo:font-style="normal" officeooo:rsid="00377bc6" officeooo:paragraph-rsid="00377bc6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4pt" fo:font-style="normal" officeooo:rsid="0038fab6" officeooo:paragraph-rsid="0038fab6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4pt" fo:font-style="normal" officeooo:rsid="003c2f16" officeooo:paragraph-rsid="003c2f16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4pt" fo:font-style="normal" officeooo:rsid="003ced8d" officeooo:paragraph-rsid="003ced8d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4pt" fo:font-style="normal" officeooo:rsid="003e7481" officeooo:paragraph-rsid="003e7481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4pt" fo:font-style="normal" officeooo:rsid="00402960" officeooo:paragraph-rsid="0040296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DejaVu Sans" fo:font-size="14pt" fo:font-style="normal" officeooo:rsid="00422360" officeooo:paragraph-rsid="00422360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4pt" fo:font-style="normal" officeooo:rsid="0047e1ae" officeooo:paragraph-rsid="0047e1ae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4pt" fo:font-style="normal" officeooo:rsid="00499b7b" officeooo:paragraph-rsid="00499b7b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4pt" fo:font-style="normal" officeooo:rsid="004a5493" officeooo:paragraph-rsid="004a5493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20pt" fo:font-style="normal" officeooo:rsid="0025a87a" officeooo:paragraph-rsid="0025a87a" style:font-size-asian="20pt" style:font-style-asian="normal" style:font-size-complex="2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cdc2" style:font-weight-asian="bold" style:font-weight-complex="bold"/>
    </style:style>
    <style:style style:name="T3" style:family="text">
      <style:text-properties fo:font-weight="bold" officeooo:rsid="00283c22" style:font-weight-asian="bold" style:font-weight-complex="bold"/>
    </style:style>
    <style:style style:name="T4" style:family="text">
      <style:text-properties fo:font-weight="bold" officeooo:rsid="002d8802" style:font-weight-asian="bold" style:font-weight-complex="bold"/>
    </style:style>
    <style:style style:name="T5" style:family="text">
      <style:text-properties fo:font-weight="bold" officeooo:rsid="002deb24" style:font-weight-asian="bold" style:font-weight-complex="bold"/>
    </style:style>
    <style:style style:name="T6" style:family="text">
      <style:text-properties fo:font-weight="bold" officeooo:rsid="002fddf3" style:font-weight-asian="bold" style:font-weight-complex="bold"/>
    </style:style>
    <style:style style:name="T7" style:family="text">
      <style:text-properties fo:font-weight="bold" officeooo:rsid="00321387" style:font-weight-asian="bold" style:font-weight-complex="bold"/>
    </style:style>
    <style:style style:name="T8" style:family="text">
      <style:text-properties fo:font-weight="bold" officeooo:rsid="0032dff1" style:font-weight-asian="bold" style:font-weight-complex="bold"/>
    </style:style>
    <style:style style:name="T9" style:family="text">
      <style:text-properties fo:font-weight="bold" officeooo:rsid="003acb9b" style:font-weight-asian="bold" style:font-weight-complex="bold"/>
    </style:style>
    <style:style style:name="T10" style:family="text">
      <style:text-properties fo:font-weight="bold" officeooo:rsid="003c2f16" style:font-weight-asian="bold" style:font-weight-complex="bold"/>
    </style:style>
    <style:style style:name="T11" style:family="text">
      <style:text-properties fo:font-weight="bold" officeooo:rsid="003ce858" style:font-weight-asian="bold" style:font-weight-complex="bold"/>
    </style:style>
    <style:style style:name="T12" style:family="text">
      <style:text-properties fo:font-weight="bold" officeooo:rsid="003d69f3" style:font-weight-asian="bold" style:font-weight-complex="bold"/>
    </style:style>
    <style:style style:name="T13" style:family="text">
      <style:text-properties fo:font-weight="bold" officeooo:rsid="00440b5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12658" style:font-weight-asian="normal" style:font-weight-complex="normal"/>
    </style:style>
    <style:style style:name="T16" style:family="text">
      <style:text-properties fo:font-weight="normal" officeooo:rsid="0022a374" style:font-weight-asian="normal" style:font-weight-complex="normal"/>
    </style:style>
    <style:style style:name="T17" style:family="text">
      <style:text-properties fo:font-weight="normal" officeooo:rsid="00234ed9" style:font-weight-asian="normal" style:font-weight-complex="normal"/>
    </style:style>
    <style:style style:name="T18" style:family="text">
      <style:text-properties fo:font-weight="normal" officeooo:rsid="0026cdc2" style:font-weight-asian="normal" style:font-weight-complex="normal"/>
    </style:style>
    <style:style style:name="T19" style:family="text">
      <style:text-properties fo:font-weight="normal" officeooo:rsid="00283c22" style:font-weight-asian="normal" style:font-weight-complex="normal"/>
    </style:style>
    <style:style style:name="T20" style:family="text">
      <style:text-properties fo:font-weight="normal" officeooo:rsid="002c7a6b" style:font-weight-asian="normal" style:font-weight-complex="normal"/>
    </style:style>
    <style:style style:name="T21" style:family="text">
      <style:text-properties fo:font-weight="normal" officeooo:rsid="002d8802" style:font-weight-asian="normal" style:font-weight-complex="normal"/>
    </style:style>
    <style:style style:name="T22" style:family="text">
      <style:text-properties fo:font-weight="normal" officeooo:rsid="002fddf3" style:font-weight-asian="normal" style:font-weight-complex="normal"/>
    </style:style>
    <style:style style:name="T23" style:family="text">
      <style:text-properties fo:font-weight="normal" officeooo:rsid="0032dff1" style:font-weight-asian="normal" style:font-weight-complex="normal"/>
    </style:style>
    <style:style style:name="T24" style:family="text">
      <style:text-properties fo:font-weight="normal" officeooo:rsid="003acb9b" style:font-weight-asian="normal" style:font-weight-complex="normal"/>
    </style:style>
    <style:style style:name="T25" style:family="text">
      <style:text-properties fo:font-weight="normal" officeooo:rsid="003ce858" style:font-weight-asian="normal" style:font-weight-complex="normal"/>
    </style:style>
    <style:style style:name="T26" style:family="text">
      <style:text-properties fo:font-weight="normal" officeooo:rsid="0038fab6" style:font-weight-asian="normal" style:font-weight-complex="normal"/>
    </style:style>
    <style:style style:name="T27" style:family="text">
      <style:text-properties fo:font-weight="normal" officeooo:rsid="003d69f3" style:font-weight-asian="normal" style:font-weight-complex="normal"/>
    </style:style>
    <style:style style:name="T28" style:family="text">
      <style:text-properties fo:font-weight="normal" officeooo:rsid="00440b59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12658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2a37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34ed9" style:font-style-asian="italic" style:font-weight-asian="normal" style:font-style-complex="italic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D PhP</text:p>
      <text:p text:style-name="P2"/>
      <text:p text:style-name="P31"><text:span text:style-name="T14">3</text:span><text:span text:style-name="T17">.</text:span></text:p>
      <text:p text:style-name="P2"/>
      <text:p text:style-name="P2">&lt;!DOCTYPE html&gt;</text:p>
      <text:p text:style-name="P2">&lt;html&gt;</text:p>
      <text:p text:style-name="P2">&lt;head&gt;</text:p>
      <text:p text:style-name="P2"><text:s text:c="2"/>&lt;meta charset="UTF-8"&gt;</text:p>
      <text:p text:style-name="P2"><text:s text:c="2"/>&lt;title&gt;Exercice 1.1&lt;/title&gt;</text:p>
      <text:p text:style-name="P2">&lt;/head&gt;</text:p>
      <text:p text:style-name="P2">&lt;body&gt;&lt;h2&gt;Script 1.1 : Écriture dans la sortie standard&lt;/h2&gt;</text:p>
      <text:p text:style-name="P2">Exemple 1 :&lt;br/&gt;</text:p>
      <text:p text:style-name="P2">Salut le monde &lt;br/&gt; &lt;br/&gt;</text:p>
      <text:p text:style-name="P2">Exemple 2 :&lt;br/&gt;</text:p>
      <text:p text:style-name="P2">&lt;b&gt;Salut le monde&lt;/b&gt;&lt;br/&gt;&lt;br/&gt;&lt;b&gt;$salut&lt;/b&gt;&lt;br/&gt;&lt;br/&gt;</text:p>
      <text:p text:style-name="P2">Exemple 3 : &lt;br/&gt;</text:p>
      <text:p text:style-name="P2">&lt;span style='color:#0099FF;'&gt;Salut "le monde" !&lt;/span&gt;&lt;br/&gt;&lt;br/&gt;</text:p>
      <text:p text:style-name="P2">&lt;/body&gt;</text:p>
      <text:p text:style-name="P2">&lt;/html&gt;</text:p>
      <text:p text:style-name="P2"/>
      <text:p text:style-name="P31"><text:span text:style-name="T14">4</text:span><text:span text:style-name="T17">.</text:span></text:p>
      <text:p text:style-name="P2"/>
      <text:p text:style-name="P2">Ligne <text:span text:style-name="T1">2</text:span><text:span text:style-name="T14">: Balise html “h2”.</text:span></text:p>
      <text:p text:style-name="P2"><text:span text:style-name="T14">Ligne </text:span><text:span text:style-name="T1">4</text:span><text:span text:style-name="T14"> &amp; </text:span><text:span text:style-name="T1">6</text:span><text:span text:style-name="T14">: Ouverture d’une balise php avec </text:span><text:span text:style-name="T29">&lt;?php</text:span><text:span text:style-name="T33"> et fermeture de la balise avec </text:span><text:span text:style-name="T29">?&gt;</text:span></text:p>
      <text:p text:style-name="P4"><text:span text:style-name="T14">Ligne </text:span><text:span text:style-name="T1">10</text:span><text:span text:style-name="T14">: Définition d’une variable en PhP </text:span><text:span text:style-name="T29">$salut = “…”;</text:span></text:p>
      <text:p text:style-name="P5"><text:span text:style-name="T14">Ligne </text:span><text:span text:style-name="T1">11</text:span><text:span text:style-name="T14">: </text:span><text:span text:style-name="T15">Affichage d’une chaîne de caractère, contenant la variable $</text:span><text:span text:style-name="T30">salut</text:span></text:p>
      <text:p text:style-name="P6"><text:span text:style-name="T14">Ligne </text:span><text:span text:style-name="T1">12</text:span><text:span text:style-name="T14">: Affichage d’une chaine de caractère contenant “$salut”.</text:span></text:p>
      <text:p text:style-name="P7"><text:span text:style-name="T14">Ligne </text:span><text:span text:style-name="T1">17</text:span><text:span text:style-name="T14">: </text:span><text:span text:style-name="T16">Définition de la variable </text:span><text:span text:style-name="T31">$salut </text:span><text:span text:style-name="T16">en PhP</text:span></text:p>
      <text:p text:style-name="P8"><text:span text:style-name="T14">Ligne </text:span><text:span text:style-name="T1">18</text:span><text:span text:style-name="T14">: </text:span><text:span text:style-name="T17">Affichage de la variable </text:span><text:span text:style-name="T32">$salut</text:span><text:span text:style-name="T17"> dans une balise </text:span><text:span text:style-name="T32">span</text:span><text:span text:style-name="T17"> avec une couleur.</text:span></text:p>
      <text:p text:style-name="P8"><text:span text:style-name="T17"/></text:p>
      <text:p text:style-name="P31"><text:span text:style-name="T17">5.</text:span></text:p>
      <text:p text:style-name="P3"/>
      <text:p text:style-name="P9"><text:span text:style-name="T17">Ligne </text:span><text:span text:style-name="T2">1</text:span><text:span text:style-name="T18">:</text:span></text:p>
      <text:p text:style-name="P9"><text:span text:style-name="T18">La ligne commence par une </text:span><text:span text:style-name="T2">balise </text:span><text:span text:style-name="T18">PHP ouvrante. Celle-ci indique le </text:span><text:span text:style-name="T2">début </text:span><text:span text:style-name="T18">d’un bloc PHP. </text:span><text:span text:style-name="T19">L’instruction </text:span><text:span text:style-name="T3">include</text:span><text:span text:style-name="T19"> inclut et exécute le fichier de nom ‘html5_page.php’</text:span></text:p>
      <text:p text:style-name="P10"><text:soft-page-break/><text:span text:style-name="T14">La fonction begin_html est appelée avec comme paramètre </text:span><text:span text:style-name="T1">Exercice 1.1</text:span><text:span text:style-name="T14">.</text:span></text:p>
      <text:p text:style-name="P11"><text:span text:style-name="T14">La ligne se termine par une balise PHP </text:span><text:span text:style-name="T1">?&gt;</text:span><text:span text:style-name="T14">, celle-ci indique la </text:span><text:span text:style-name="T1">fin</text:span><text:span text:style-name="T14"> du bloc PHP.</text:span></text:p>
      <text:p text:style-name="P11"><text:span text:style-name="T14"/></text:p>
      <text:p text:style-name="P12"><text:span text:style-name="T14">Ligne </text:span><text:span text:style-name="T1">2</text:span><text:span text:style-name="T14">:</text:span></text:p>
      <text:p text:style-name="P12"><text:span text:style-name="T14">Cette ligne ne se trouve pas dans un </text:span><text:span text:style-name="T1">bloc</text:span><text:span text:style-name="T14"> PHP.</text:span></text:p>
      <text:p text:style-name="P12"><text:span text:style-name="T14">Elle n’est donc pas </text:span><text:span text:style-name="T4">interprétée</text:span><text:span text:style-name="T21">,</text:span><text:span text:style-name="T14"> elle est automatiquement </text:span><text:span text:style-name="T5">recopiée </text:span><text:span text:style-name="T14">dans la sortie standard STDOUT.</text:span></text:p>
      <text:p text:style-name="P12"><text:span text:style-name="T14"/></text:p>
      <text:p text:style-name="P13"><text:span text:style-name="T14">Ligne </text:span><text:span text:style-name="T1">3</text:span><text:span text:style-name="T14">:</text:span></text:p>
      <text:p text:style-name="P13"><text:span text:style-name="T14">Cette ligne est également </text:span><text:span text:style-name="T6">recopiée</text:span><text:span text:style-name="T20"> dans </text:span><text:span text:style-name="T6">la sortie standard STDOUT</text:span><text:span text:style-name="T22">.</text:span></text:p>
      <text:p text:style-name="P13"><text:span text:style-name="T20"/></text:p>
      <text:p text:style-name="P14"><text:span text:style-name="T20">L</text:span><text:span text:style-name="T14">igne </text:span><text:span text:style-name="T1">4</text:span><text:span text:style-name="T14">:</text:span></text:p>
      <text:p text:style-name="P14"><text:span text:style-name="T14">Elle contient une balise PHP</text:span></text:p>
      <text:p text:style-name="P14"><text:span text:style-name="T14">Celle-ci indique le début d’un second </text:span><text:span text:style-name="T1">bloc</text:span></text:p>
      <text:p text:style-name="P14"><text:span text:style-name="T14"/></text:p>
      <text:p text:style-name="P14"><text:span text:style-name="T14">Ligne </text:span><text:span text:style-name="T1">5</text:span><text:span text:style-name="T14">:</text:span></text:p>
      <text:p text:style-name="P14"><text:span text:style-name="T14">Cette ligne est</text:span><text:span text:style-name="T1"> </text:span><text:span text:style-name="T7">interprétée</text:span><text:span text:style-name="T1"> </text:span><text:span text:style-name="T14">car elle se trouve à </text:span><text:span text:style-name="T1">l’intérieur</text:span><text:span text:style-name="T14"> d’un bloc PHP.</text:span></text:p>
      <text:p text:style-name="P15"><text:span text:style-name="T14">echo </text:span><text:span text:style-name="T1">affiche</text:span><text:span text:style-name="T14"> la chaîne “Salut le monde &lt;br&gt;&lt;br&gt;” dans </text:span><text:span text:style-name="T8">la sortie</text:span><text:span text:style-name="T23">.</text:span></text:p>
      <text:p text:style-name="P15"><text:span text:style-name="T23"/></text:p>
      <text:p text:style-name="P16"><text:span text:style-name="T23">L</text:span><text:span text:style-name="T14">igne </text:span><text:span text:style-name="T1">6</text:span><text:span text:style-name="T14">:</text:span></text:p>
      <text:p text:style-name="P16"><text:span text:style-name="T14">Elle contient une </text:span><text:span text:style-name="T1">balise php </text:span><text:span text:style-name="T14">qui indique la </text:span><text:span text:style-name="T1">fin</text:span><text:span text:style-name="T14"> du bloc PHP.</text:span></text:p>
      <text:p text:style-name="P16"><text:span text:style-name="T14"/></text:p>
      <text:p text:style-name="P17"><text:span text:style-name="T14">Ligne </text:span><text:span text:style-name="T1">7</text:span><text:span text:style-name="T14"> et </text:span><text:span text:style-name="T1">8</text:span><text:span text:style-name="T14">:</text:span></text:p>
      <text:p text:style-name="P17"><text:span text:style-name="T14">Elle sont </text:span><text:span text:style-name="T1">recopiées</text:span><text:span text:style-name="T14"> dans la </text:span><text:span text:style-name="T1">sortie standard</text:span><text:span text:style-name="T14">.</text:span></text:p>
      <text:p text:style-name="P17"><text:span text:style-name="T14"/></text:p>
      <text:p text:style-name="P17"><text:span text:style-name="T14">Ligne </text:span><text:span text:style-name="T1">9</text:span><text:span text:style-name="T14">:</text:span></text:p>
      <text:p text:style-name="P18"><text:span text:style-name="T14">Elle contient une </text:span><text:span text:style-name="T1">balise PHP</text:span><text:span text:style-name="T14"> qui indique le </text:span><text:span text:style-name="T1">début</text:span><text:span text:style-name="T14"> d’un troisième </text:span><text:span text:style-name="T1">bloc PHP</text:span><text:span text:style-name="T14">.</text:span></text:p>
      <text:p text:style-name="P18"><text:span text:style-name="T14"/></text:p>
      <text:p text:style-name="P19"><text:span text:style-name="T14">Ligne </text:span><text:span text:style-name="T1">10</text:span><text:span text:style-name="T14">:</text:span></text:p>
      <text:p text:style-name="P19"><text:span text:style-name="T14">Cette ligne est </text:span><text:span text:style-name="T1">interprétée</text:span><text:span text:style-name="T14"> car elle est </text:span><text:span text:style-name="T1">située</text:span><text:span text:style-name="T14"> dans un bloc </text:span><text:span text:style-name="T1">PHP</text:span><text:span text:style-name="T14">.</text:span></text:p>
      <text:p text:style-name="P20"><text:span text:style-name="T14">On affecte la chaîne “Salut le monde” à la </text:span><text:span text:style-name="T1">variable</text:span><text:span text:style-name="T14"> $salut.</text:span></text:p>
      <text:p text:style-name="P20"><text:span text:style-name="T14"/></text:p>
      <text:p text:style-name="P21"><text:span text:style-name="T14">Ligne </text:span><text:span text:style-name="T1">11</text:span><text:span text:style-name="T14">:</text:span></text:p>
      <text:p text:style-name="P22"><text:span text:style-name="T14">Comme la chaîne “&lt;b&gt;$salut&lt;/b&gt;&lt;br&gt;&lt;br&gt;” est délimitée par des guillemets doubles, la variable </text:span><text:span text:style-name="T1">$salut</text:span><text:span text:style-name="T14"> est remplacée </text:span><text:span text:style-name="T24">par </text:span><text:span text:style-name="T10">la chaîne de caractère qu’elle contient</text:span><text:span text:style-name="T9">.</text:span></text:p>
      <text:p text:style-name="P23"><text:soft-page-break/><text:span text:style-name="T24">e</text:span><text:span text:style-name="T14">cho écrit ensuite la chaîne obtenu</text:span><text:span text:style-name="T25">e dans </text:span><text:span text:style-name="T11">la sortie</text:span><text:span text:style-name="T25">.</text:span></text:p>
      <text:p text:style-name="P23"><text:span text:style-name="T25"/></text:p>
      <text:p text:style-name="P24"><text:span text:style-name="T25">L</text:span><text:span text:style-name="T14">igne </text:span><text:span text:style-name="T1">12</text:span><text:span text:style-name="T14">:</text:span></text:p>
      <text:p text:style-name="P24"><text:span text:style-name="T14">Comme la chaîne ‘</text:span><text:span text:style-name="T26">&lt;b&gt;$salut&lt;/b&gt;&lt;br&gt;&lt;br&gt;’ </text:span><text:span text:style-name="T27">est délimitée par des guillemets </text:span><text:span text:style-name="T12">simples</text:span><text:span text:style-name="T27"> la </text:span><text:span text:style-name="T12">variable</text:span><text:span text:style-name="T27"> $salut n’est pas reconnue et n’est pas </text:span><text:span text:style-name="T12">interprétée</text:span><text:span text:style-name="T27"> par </text:span><text:span text:style-name="T12">PHP</text:span><text:span text:style-name="T27">.</text:span></text:p>
      <text:p text:style-name="P24"><text:span text:style-name="T27"/></text:p>
      <text:p text:style-name="P25"><text:span text:style-name="T27">L</text:span><text:span text:style-name="T14">igne </text:span><text:span text:style-name="T1">13</text:span><text:span text:style-name="T14">:</text:span></text:p>
      <text:p text:style-name="P26"><text:span text:style-name="T14">Elle contient une </text:span><text:span text:style-name="T1">balise PHP</text:span><text:span text:style-name="T14"> qui indique la </text:span><text:span text:style-name="T1">fin</text:span><text:span text:style-name="T14"> du </text:span><text:span text:style-name="T1">bloc PHP</text:span><text:span text:style-name="T14">.</text:span></text:p>
      <text:p text:style-name="P26"><text:span text:style-name="T14"/></text:p>
      <text:p text:style-name="P27"><text:span text:style-name="T14">Ligne </text:span><text:span text:style-name="T1">14</text:span><text:span text:style-name="T14"> et </text:span><text:span text:style-name="T1">15</text:span><text:span text:style-name="T14">:</text:span></text:p>
      <text:p text:style-name="P27"><text:span text:style-name="T14">Elles sont </text:span><text:span text:style-name="T13">recopiées dans la sortie standard</text:span><text:span text:style-name="T28">.</text:span></text:p>
      <text:p text:style-name="P27"><text:span text:style-name="T28"/></text:p>
      <text:p text:style-name="P28"><text:span text:style-name="T28">L</text:span><text:span text:style-name="T14">igne </text:span><text:span text:style-name="T1">16</text:span><text:span text:style-name="T14">:</text:span></text:p>
      <text:p text:style-name="P29"><text:span text:style-name="T14">Elle contient une </text:span><text:span text:style-name="T1">balise PHP</text:span><text:span text:style-name="T14"> qui indique </text:span><text:span text:style-name="T1">le début d’un bloc PHP</text:span><text:span text:style-name="T14">.</text:span></text:p>
      <text:p text:style-name="P30"><text:span text:style-name="T14">Les lignes contenues dans le bloc PHP seront </text:span><text:span text:style-name="T1">interprétées</text:span><text:span text:style-name="T1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avien Marck</meta:initial-creator>
    <meta:creation-date>2021-11-05T11:39:59.437471496</meta:creation-date>
    <dc:date>2021-11-05T12:24:56.690735849</dc:date>
    <dc:creator>Flavien Marck</dc:creator>
    <meta:editing-duration>PT34M23S</meta:editing-duration>
    <meta:editing-cycles>46</meta:editing-cycles>
    <meta:generator>LibreOffice/7.1.6.2.0$Linux_X86_64 LibreOffice_project/10$Build-2</meta:generator>
    <meta:document-statistic meta:table-count="0" meta:image-count="0" meta:object-count="0" meta:page-count="3" meta:paragraph-count="62" meta:word-count="424" meta:character-count="2559" meta:non-whitespace-character-count="2193"/>
  </office:meta>
</office:document-meta>
</file>